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DA363633B3DF41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71cm, 3.006cm, 14.679cm, 2.37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39cm" svg:height="20.6cm" svg:x="0.991cm" svg:y="2.491cm">
          <draw:image xlink:href="Pictures/10000000000005E8000007E0ADA363633B3DF41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55:39.096099682</dc:date>
    <meta:editing-duration>PT3M31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